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DejaVu Sans Mono" svg:font-family="'DejaVu Sans Mono'" style:font-adornments="Book"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2" svg:font-family="'DejaVu Sans'" style:font-adornments="Bold"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fbdatatypes" style:family="table">
      <style:table-properties style:width="4.6792in" table:align="margins" style:may-break-between-rows="true"/>
    </style:style>
    <style:style style:name="fbdatatypes.A" style:family="table-column">
      <style:table-column-properties style:column-width="2.3396in" style:rel-column-width="32767*"/>
    </style:style>
    <style:style style:name="fbdatatypes.B" style:family="table-column">
      <style:table-column-properties style:column-width="2.3396in" style:rel-column-width="32768*"/>
    </style:style>
    <style:style style:name="fbdatatyp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bdatatypes.B1" style:family="table-cell">
      <style:table-cell-properties fo:background-color="transparent" fo:padding="0.0382in" fo:border="0.5pt solid #000000" style:writing-mode="page">
        <style:background-image/>
      </style:table-cell-properties>
    </style:style>
    <style:style style:name="fbdatatyp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bdatatype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4.6792in" table:align="margins"/>
    </style:style>
    <style:style style:name="Table1.A" style:family="table-column">
      <style:table-column-properties style:column-width="2.3396in" style:rel-column-width="32767*"/>
    </style:style>
    <style:style style:name="Table1.B" style:family="table-column">
      <style:table-column-properties style:column-width="2.339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f1930"/>
    </style:style>
    <style:style style:name="P2" style:family="paragraph" style:parent-style-name="Table_20_Contents">
      <style:text-properties officeooo:rsid="002f1930" officeooo:paragraph-rsid="002f1930"/>
    </style:style>
    <style:style style:name="P3" style:family="paragraph" style:parent-style-name="Preformatted_20_Text">
      <style:text-properties officeooo:paragraph-rsid="002f1930"/>
    </style:style>
    <style:style style:name="P4" style:family="paragraph" style:parent-style-name="Preformatted_20_Text">
      <style:text-properties fo:font-size="12pt" officeooo:paragraph-rsid="002f1930" style:font-size-asian="12pt" style:font-size-complex="12pt"/>
    </style:style>
    <style:style style:name="P5" style:family="paragraph" style:parent-style-name="Preformatted_20_Text">
      <style:text-properties officeooo:paragraph-rsid="00373e5f"/>
    </style:style>
    <style:style style:name="P6" style:family="paragraph" style:parent-style-name="Preformatted_20_Text">
      <style:text-properties officeooo:rsid="001e379a" officeooo:paragraph-rsid="00373e5f"/>
    </style:style>
    <style:style style:name="P7" style:family="paragraph" style:parent-style-name="Preformatted_20_Text">
      <style:text-properties officeooo:paragraph-rsid="003c1302"/>
    </style:style>
    <style:style style:name="P8" style:family="paragraph" style:parent-style-name="Text_20_body">
      <style:text-properties officeooo:paragraph-rsid="002f1930"/>
    </style:style>
    <style:style style:name="P9" style:family="paragraph" style:parent-style-name="Title">
      <style:text-properties officeooo:rsid="002f1930" officeooo:paragraph-rsid="002f1930"/>
    </style:style>
    <style:style style:name="P10" style:family="paragraph" style:parent-style-name="Title">
      <style:text-properties officeooo:rsid="003392e7" officeooo:paragraph-rsid="003392e7"/>
    </style:style>
    <style:style style:name="P11" style:family="paragraph" style:parent-style-name="caution">
      <style:text-properties officeooo:paragraph-rsid="00373e5f"/>
    </style:style>
    <style:style style:name="P12" style:family="paragraph" style:parent-style-name="Heading_20_1">
      <style:paragraph-properties fo:text-align="center" style:justify-single-word="false"/>
      <style:text-properties fo:font-size="24pt" style:font-size-asian="24pt" style:font-size-complex="24pt"/>
    </style:style>
    <style:style style:name="P13" style:family="paragraph" style:parent-style-name="Heading_20_1">
      <style:paragraph-properties fo:break-before="page"/>
      <style:text-properties officeooo:rsid="002f1930" officeooo:paragraph-rsid="002f1930"/>
    </style:style>
    <style:style style:name="P14" style:family="paragraph" style:parent-style-name="Heading_20_2">
      <style:text-properties officeooo:paragraph-rsid="00373e5f"/>
    </style:style>
    <style:style style:name="P15" style:family="paragraph" style:parent-style-name="Heading_20_2">
      <style:text-properties officeooo:paragraph-rsid="003c1302"/>
    </style:style>
    <style:style style:name="P16" style:family="paragraph" style:parent-style-name="Heading_20_2">
      <style:text-properties officeooo:paragraph-rsid="004e38e9"/>
    </style:style>
    <style:style style:name="P17" style:family="paragraph" style:parent-style-name="Heading_20_2">
      <style:text-properties officeooo:rsid="004e38e9" officeooo:paragraph-rsid="004e38e9"/>
    </style:style>
    <style:style style:name="P18" style:family="paragraph" style:parent-style-name="Heading_20_2">
      <style:text-properties officeooo:paragraph-rsid="004f36ec"/>
    </style:style>
    <style:style style:name="P19" style:family="paragraph" style:parent-style-name="Preformatted_20_Text" style:list-style-name="L1">
      <style:text-properties officeooo:paragraph-rsid="00373e5f"/>
    </style:style>
    <style:style style:name="P20" style:family="paragraph" style:parent-style-name="Preformatted_20_Text">
      <style:text-properties officeooo:paragraph-rsid="00373e5f"/>
    </style:style>
    <style:style style:name="P21" style:family="paragraph" style:parent-style-name="Preformatted_20_Text" style:list-style-name="L1">
      <style:text-properties officeooo:rsid="003f8d08" officeooo:paragraph-rsid="003f8d08"/>
    </style:style>
    <style:style style:name="P22" style:family="paragraph" style:parent-style-name="Preformatted_20_Text">
      <style:text-properties style:font-name="Arial" fo:font-size="10.5pt" officeooo:rsid="002f1930" officeooo:paragraph-rsid="004f36ec" style:font-size-asian="10.5pt" style:font-size-complex="10.5pt"/>
    </style:style>
    <style:style style:name="P23" style:family="paragraph" style:parent-style-name="Preformatted_20_Text">
      <style:text-properties officeooo:paragraph-rsid="002f1930"/>
    </style:style>
    <style:style style:name="P24" style:family="paragraph" style:parent-style-name="Preformatted_20_Text" style:list-style-name="L3">
      <style:text-properties officeooo:rsid="00448ac0" officeooo:paragraph-rsid="00448ac0"/>
    </style:style>
    <style:style style:name="P25" style:family="paragraph" style:parent-style-name="Preformatted_20_Text">
      <style:text-properties officeooo:rsid="0045e883" officeooo:paragraph-rsid="0045e883"/>
    </style:style>
    <style:style style:name="P26" style:family="paragraph" style:parent-style-name="Preformatted_20_Text">
      <style:text-properties officeooo:rsid="004e38e9" officeooo:paragraph-rsid="004f36ec"/>
    </style:style>
    <style:style style:name="P27" style:family="paragraph" style:parent-style-name="Preformatted_20_Text">
      <style:text-properties officeooo:paragraph-rsid="004f36ec"/>
    </style:style>
    <style:style style:name="P28" style:family="paragraph" style:parent-style-name="table_20_code">
      <style:text-properties officeooo:rsid="00448ac0" officeooo:paragraph-rsid="00448ac0"/>
    </style:style>
    <style:style style:name="T1" style:family="text">
      <style:text-properties officeooo:rsid="002f1930"/>
    </style:style>
    <style:style style:name="T2" style:family="text">
      <style:text-properties officeooo:rsid="0034b293"/>
    </style:style>
    <style:style style:name="T3" style:family="text">
      <style:text-properties officeooo:rsid="001f73a6"/>
    </style:style>
    <style:style style:name="T4" style:family="text">
      <style:text-properties fo:background-color="#c0c0c0" loext:char-shading-value="0"/>
    </style:style>
    <style:style style:name="T5" style:family="text">
      <style:text-properties officeooo:rsid="00373e5f"/>
    </style:style>
    <style:style style:name="T6" style:family="text">
      <style:text-properties officeooo:rsid="003b1804"/>
    </style:style>
    <style:style style:name="T7" style:family="text">
      <style:text-properties officeooo:rsid="003c1302"/>
    </style:style>
    <style:style style:name="T8" style:family="text">
      <style:text-properties fo:font-weight="bold" style:font-weight-asian="bold" style:font-weight-complex="bold"/>
    </style:style>
    <style:style style:name="T9" style:family="text">
      <style:text-properties officeooo:rsid="0045e883"/>
    </style:style>
    <style:style style:name="T10" style:family="text">
      <style:text-properties officeooo:rsid="004f36e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10">Section 1</text:p>
      <text:p text:style-name="P9"/>
      <text:h text:style-name="P12" text:outline-level="1">FreeBasic Data Types</text:h>
      <text:h text:style-name="P13" text:outline-level="1">Introduction to Data <text:span text:style-name="T2">T</text:span>ypes</text:h>
      <text:p text:style-name="P8"/>
      <text:p text:style-name="P3">When starting out with a new programming language, one of the first things you should learn is the language’s data types. Virtually every program manipulates data, and to correctly manipulate that data, you must thoroughly understand the available data types. <text:s/>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3"/>
      <text:p text:style-name="P4">FreeBasic has all the standard data types that you would expect for a Basic compiler, as well as pointers which you usually only find in lower-level languages such as C. Table <text:span text:style-name="T1">xx</text:span> lists <text:s/>the <text:span text:style-name="T1">basic different </text:span>data types that FreeBasic supports. <text:s/><text:span text:style-name="T1">Each Data type will be examined more in depth in the their own chapter. <text:s/></text:span></text:p>
      <text:p text:style-name="P3"/>
      <text:p text:style-name="P3"/>
      <text:p text:style-name="P3"/>
      <table:table table:name="fbdatatypes" table:style-name="fbdatatypes">
        <table:table-column table:style-name="fbdatatypes.A"/>
        <table:table-column table:style-name="fbdatatypes.B"/>
        <table:table-header-rows>
          <table:table-row>
            <table:table-cell table:style-name="fbdatatypes.A1" office:value-type="string">
              <text:p text:style-name="Table_20_Contents">Datatype</text:p>
            </table:table-cell>
            <table:table-cell table:style-name="fbdatatypes.B1" office:value-type="string">
              <text:p text:style-name="P1">Description</text:p>
            </table:table-cell>
          </table:table-row>
        </table:table-header-rows>
        <table:table-row>
          <table:table-cell table:style-name="fbdatatypes.A2" office:value-type="string">
            <text:p text:style-name="Table_20_Contents">Numeric </text:p>
          </table:table-cell>
          <table:table-cell table:style-name="fbdatatypes.B2" office:value-type="string">
            <text:p text:style-name="Table_20_Contents">Includes both singed and unsigned floating point <text:span text:style-name="T1">numbers </text:span><text:s/>and integers. <text:s/></text:p>
          </table:table-cell>
        </table:table-row>
        <table:table-row>
          <table:table-cell table:style-name="fbdatatypes.A2" office:value-type="string">
            <text:p text:style-name="Table_20_Contents">String</text:p>
          </table:table-cell>
          <table:table-cell table:style-name="fbdatatypes.B2" office:value-type="string">
            <text:p text:style-name="Table_20_Contents">Includes fixed-length and dynamic strings. <text:s/>Also includes NULL terminated strings.</text:p>
          </table:table-cell>
        </table:table-row>
        <text:soft-page-break/>
        <table:table-row>
          <table:table-cell table:style-name="fbdatatypes.A2" office:value-type="string">
            <text:p text:style-name="Table_20_Contents">Pointers</text:p>
          </table:table-cell>
          <table:table-cell table:style-name="fbdatatypes.B2" office:value-type="string">
            <text:p text:style-name="Table_20_Contents"><text:span text:style-name="T1">A</text:span> pointer contains the memory address of data.</text:p>
          </table:table-cell>
        </table:table-row>
        <table:table-row>
          <table:table-cell table:style-name="fbdatatypes.A2" office:value-type="string">
            <text:p text:style-name="Table_20_Contents">Arrays</text:p>
          </table:table-cell>
          <table:table-cell table:style-name="fbdatatypes.B2" office:value-type="string">
            <text:p text:style-name="Table_20_Contents">Arrays are contiguous memory segments of a single or composite data type.</text:p>
          </table:table-cell>
        </table:table-row>
        <table:table-row>
          <table:table-cell table:style-name="fbdatatypes.A2" office:value-type="string">
            <text:p text:style-name="Table_20_Contents">Composite </text:p>
          </table:table-cell>
          <table:table-cell table:style-name="fbdatatypes.B2" office:value-type="string">
            <text:p text:style-name="P2">A user defined data type based on other data types. </text:p>
          </table:table-cell>
        </table:table-row>
      </table:table>
      <text:p text:style-name="Table">Table <text:s text:c="2"/>: FreeBASIC Datatypes</text:p>
      <text:h text:style-name="P14" text:outline-level="2">Variables </text:h>
      <text:p text:style-name="P5">The data types define what <text:span text:style-name="T5">values</text:span> you can work with in your program, but you must create variables <text:span text:style-name="T5">before you can use them.</text:span> A variable is a name composed of letters, numbers or the underscore character such as MyInteger, or MyInteger2. There are rules for variable naming though, that you must keep in mind. </text:p>
      <text:p text:style-name="P5"/>
      <text:list xml:id="list644367940" text:style-name="L1">
        <text:list-item>
          <text:p text:style-name="P19">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19"/>
        </text:list-item>
        <text:list-item>
          <text:p text:style-name="P19">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19"/>
        </text:list-item>
        <text:list-item>
          <text:p text:style-name="P19">Numbers can be used in a variable name, but cannot be the first character. MyVar1 is legal, but 1MyVar will generate a compiler error. </text:p>
        </text:list-item>
      </text:list>
      <text:p text:style-name="P5"><text:soft-page-break/></text:p>
      <text:list xml:id="list132509890312827" text:continue-numbering="true" text:style-name="L1">
        <text:list-item>
          <text:p text:style-name="P21">Variables are not case sensitive. <text:s/>Example: MyVar, MYVar and myVAR are all the same variable.</text:p>
          <text:p text:style-name="P19"/>
        </text:list-item>
      </text:list>
      <text:p text:style-name="P6">To create a variable, it first must be defined. <text:s text:c="2"/>Unless you are using one of the legacy modes, all variables must be dimensioned before they can be used. <text:s text:c="2"/></text:p>
      <text:p text:style-name="P5"/>
      <text:h text:style-name="P14" text:outline-level="2">The Dim Statement </text:h>
      <text:p text:style-name="P5"><text:span text:style-name="T3">T</text:span>o explicitly declare variables in your program, <text:span text:style-name="T3">you </text:span>us<text:span text:style-name="T3">e</text:span> the Dim statement. The Dim statement instructs the compiler to set aside some memory for a variable of a particular data type. For example, the statement <text:span text:style-name="T8">Dim myInteger as Integer</text:span>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5"/>
      <table:table table:name="Table1" table:style-name="Table1">
        <table:table-column table:style-name="Table1.A"/>
        <table:table-column table:style-name="Table1.B"/>
        <table:table-header-rows>
          <table:table-row>
            <table:table-cell table:style-name="Table1.A1" office:value-type="string">
              <text:p text:style-name="Preformatted_20_Text">Example </text:p>
            </table:table-cell>
            <table:table-cell table:style-name="Table1.B1" office:value-type="string">
              <text:p text:style-name="Preformatted_20_Text">Discription</text:p>
            </table:table-cell>
          </table:table-row>
        </table:table-header-rows>
        <table:table-row>
          <table:table-cell table:style-name="Table1.A2" office:value-type="string">
            <text:p text:style-name="table_20_code">Dim myVar As Integer</text:p>
            <text:p text:style-name="P28"/>
            <text:p text:style-name="table_20_code"/>
          </table:table-cell>
          <table:table-cell table:style-name="Table1.B2" office:value-type="string">
            <text:p text:style-name="table_20_cell_20_">This will create a single integer-type variable. </text:p>
          </table:table-cell>
        </table:table-row>
        <table:table-row>
          <table:table-cell table:style-name="Table1.A2" office:value-type="string">
            <text:p text:style-name="table_20_code">Dim As Integer myVar, myVar2</text:p>
          </table:table-cell>
          <table:table-cell table:style-name="Table1.B2" office:value-type="string">
            <text:p text:style-name="table_20_cell_20_">This will create two integer-type variables.</text:p>
          </table:table-cell>
        </table:table-row>
        <table:table-row>
          <table:table-cell table:style-name="Table1.A2" office:value-type="string">
            <text:p text:style-name="table_20_code">Dim myVar As <text:span text:style-name="T6">String</text:span></text:p>
            <text:p text:style-name="table_20_code"><text:span text:style-name="T6">Dim </text:span>myVar2 As <text:span text:style-name="T6">Zstring</text:span></text:p>
          </table:table-cell>
          <table:table-cell table:style-name="Table1.B2" office:value-type="string">
            <text:p text:style-name="table_20_cell_20_">This will create a <text:span text:style-name="T6">string</text:span>-type variable and an <text:span text:style-name="T6">Zstring</text:span>-type variable. </text:p>
          </table:table-cell>
        </table:table-row>
        <table:table-row>
          <table:table-cell table:style-name="Table1.A2" office:value-type="string">
            <text:p text:style-name="table_20_code">Dim myVar as Integer <text:span text:style-name="T6">ptr</text:span></text:p>
          </table:table-cell>
          <table:table-cell table:style-name="Table1.B2" office:value-type="string">
            <text:p text:style-name="table_20_cell_20_">This will create <text:span text:style-name="T6">a pointer to </text:span>an integer. </text:p>
          </table:table-cell>
        </table:table-row>
        <text:soft-page-break/>
        <table:table-row>
          <table:table-cell table:style-name="Table1.A2" office:value-type="string">
            <text:p text:style-name="table_20_code">Dim myVar As Double = 5.5</text:p>
            <text:p text:style-name="table_20_code"><text:span text:style-name="T6">Dim</text:span> myVar2 As Integer = 5</text:p>
          </table:table-cell>
          <table:table-cell table:style-name="Table1.B2" office:value-type="string">
            <text:p text:style-name="table_20_cell_20_">This will create a double-type variable and set the value to 5.5, and an integer-type variable and set the value to 5. </text:p>
          </table:table-cell>
        </table:table-row>
        <table:table-row>
          <table:table-cell table:style-name="Table1.A2" office:value-type="string">
            <text:p text:style-name="table_20_code">Dim Shared as Integer myInt</text:p>
          </table:table-cell>
          <table:table-cell table:style-name="Table1.B2" office:value-type="string">
            <text:p text:style-name="table_20_cell_20_"><text:s/>This will create a shared (global)variable myInt accessible anywhere within your program. </text:p>
          </table:table-cell>
        </table:table-row>
      </table:table>
      <text:p text:style-name="Table">Table <text:s/>: <text:s/><text:span text:style-name="T9">FreeBasic Dim Statement</text:span></text:p>
      <text:list xml:id="list1791516596" text:style-name="L3">
        <text:list-header>
          <text:p text:style-name="P24"/>
        </text:list-header>
      </text:list>
      <text:p text:style-name="P11"><text:span text:style-name="T4">Caution:</text:span> Dim myVar, myVar2 As Double. This may look like it creates two double-type variables, however myVar will not be defined and will result in compilation errors. Use rule 2 if you want to create multiple variables of the same type. </text:p>
      <text:h text:style-name="P16" text:outline-level="2">Shared Variables</text:h>
      <text:p text:style-name="P5">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 you can access a particular variable within a program. There are different levels of scope and each are discussed in detail later in this book. </text:p>
      <text:h text:style-name="P17" text:outline-level="2">Static Variables</text:h>
      <text:p text:style-name="P26">Static variables are used within subroutines and functions and retain their values between calls to the <text:soft-page-break/>subroutine or functions. <text:span text:style-name="T10">Static variables will be discussed in greater detail later in this book. </text:span></text:p>
      <text:h text:style-name="P18" text:outline-level="2">Common Variables </text:h>
      <text:p text:style-name="P27">Variables declared as Common can be shared between multiple code modules, that is between multiple bas files in the same program. Common variables will be discussed in detail later in this book. </text:p>
      <text:p text:style-name="P27"/>
      <text:h text:style-name="P18" text:outline-level="2">Extern and Import Variables </text:h>
      <text:p text:style-name="P22">Extern and Import are used when creating DLL's and like Common, are designed to share variables in different modules. Extern and Import <text:span text:style-name="T7">are beyond the scope of the book. More information can be found on the FreeBasic website. <text:s/></text:span></text:p>
      <text:p text:style-name="P5"/>
      <text:p text:style-name="supplemental">The number of variables in your program (as well as the program itself) is limited only by your available memory, up to 2 gigabytes. </text:p>
      <text:h text:style-name="Heading_20_3" text:outline-level="3"/>
      <text:p text:style-name="P25"/>
      <text:h text:style-name="P15" text:outline-level="2">Which Data Type To Use? </text:h>
      <text:p text:style-name="P7"/>
      <text:p text:style-name="P7">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7"><text:soft-page-break/></text:p>
      <text:p text:style-name="P7">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and does so more efficiently, even though you are “wasting” 3 bytes of memory by using an integer for an ASCII code. </text:p>
      <text:p text:style-name="P7"/>
      <text:p text:style-name="P7">In most cases an integer is a good general-purpose choice for integer data. The range 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P7"/>
      <text:p text:style-name="P7">For <text:s/><text:span text:style-name="T7">text </text:span>data you should use a <text:span text:style-name="T7">string or Zstring. <text:s/></text:span>These are only suggestions; what data type you end up using will be dictated by the needs of your program. </text:p>
      <text:p text:style-name="P7"/>
      <text:p text:style-name="Preformatted_20_Text">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DejaVu Sans Mono" svg:font-family="'DejaVu Sans Mono'" style:font-adornments="Book"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2" svg:font-family="'DejaVu Sans'" style:font-adornments="Bold"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1" fo:font-family="'DejaVu Sans'" style:font-style-name="Book"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DejaVu Sans1" fo:font-family="'DejaVu Sans'" style:font-style-name="Book" style:font-family-generic="swiss" style:font-pitch="variabl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3" fo:font-family="'DejaVu Sans'" style:font-style-name="Oblique" style:font-family-generic="swiss" style:font-pitch="variable" fo:font-size="12pt" fo:font-style="oblique"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text-properties style:font-name="DejaVu Sans3" fo:font-family="'DejaVu Sans'" style:font-style-name="Oblique" style:font-family-generic="swiss" style:font-pitch="variable" fo:font-style="oblique"/>
    </style:style>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DejaVu Sans1" fo:font-family="'DejaVu Sans'" style:font-style-name="Book" style:font-family-generic="swiss"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DejaVu Sans Mono" fo:font-family="'DejaVu Sans Mono'" style:font-style-name="Book" style:font-family-generic="modern" style:font-pitch="fixed" fo:font-size="10pt"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text-properties style:font-name="DejaVu Sans3" fo:font-family="'DejaVu Sans'" style:font-style-name="Oblique" style:font-family-generic="swiss" style:font-pitch="variable" fo:font-style="oblique"/>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DejaVu Sans Mono" fo:font-family="'DejaVu Sans Mono'" style:font-style-name="Book"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style-name="Book" style:font-family-generic="swiss" style:font-pitch="variable" fo:font-size="11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left="none" fo:border-right="none" fo:border-top="0.99pt solid #000000" fo:border-bottom="0.99pt solid #000000" style:shadow="none"/>
      <style:text-properties style:font-name="DejaVu Sans1" fo:font-family="'DejaVu Sans'" style:font-style-name="Book" style:font-family-generic="swiss" style:font-pitch="variable" fo:font-size="11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DejaVu Sans1" fo:font-family="'DejaVu Sans'" style:font-style-name="Book" style:font-family-generic="swiss" style:font-pitch="variable" fo:font-size="11pt" style:font-name-asian="Courier New1" style:font-family-asian="'Courier New'" style:font-family-generic-asian="modern" style:font-pitch-asian="fixed" style:font-size-asian="12pt" style:font-name-complex="Courier New1"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DejaVu Sans1" fo:font-family="'DejaVu Sans'" style:font-style-name="Book" style:font-family-generic="swiss" style:font-pitch="variable" style:font-size-asian="10.5pt"/>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de" style:display-name="table code" style:family="paragraph" style:parent-style-name="code">
      <style:paragraph-properties fo:padding="0in" fo:border="none"/>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usage="mirrored">
      <style:page-layout-properties fo:page-width="6.9291in" fo:page-height="9.8425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ntions Used in the Book </dc:title>
    <meta:editing-duration>PT51M56S</meta:editing-duration>
    <meta:editing-cycles>15</meta:editing-cycles>
    <meta:generator>LibreOffice/6.2.4.2$Linux_X86_64 LibreOffice_project/20$Build-2</meta:generator>
    <meta:creation-date>2019-04-18T17:20:58.398721942</meta:creation-date>
    <dc:date>2019-05-31T13:25:07.756471648</dc:date>
    <meta:document-statistic meta:table-count="2" meta:image-count="0" meta:object-count="0" meta:page-count="7" meta:paragraph-count="64" meta:word-count="1303" meta:character-count="7475" meta:non-whitespace-character-count="6187"/>
    <meta:template xlink:type="simple" xlink:actuate="onRequest" xlink:title="Conventions Used in the Book " xlink:href="../../../Templates/book%20template%202.0.ott" meta:date="2019-04-18T17:20:56.818672505"/>
  </office:meta>
</office:document-meta>
</file>